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7623" officeooo:paragraph-rsid="00147623"/>
    </style:style>
    <style:style style:name="P2" style:family="paragraph" style:parent-style-name="Standard">
      <style:text-properties fo:font-weight="bold" officeooo:rsid="00147623" officeooo:paragraph-rsid="00147623" style:font-weight-asian="bold" style:font-weight-complex="bold"/>
    </style:style>
    <style:style style:name="P3" style:family="paragraph" style:parent-style-name="Standard">
      <style:text-properties fo:font-weight="normal" officeooo:rsid="00147623" officeooo:paragraph-rsid="0014762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 1</text:p>
      <text:p text:style-name="P1"/>
      <text:p text:style-name="P1">#include &lt;stdio.h&gt;</text:p>
      <text:p text:style-name="P1"><text:s/></text:p>
      <text:p text:style-name="P1">void main()</text:p>
      <text:p text:style-name="P1">{</text:p>
      <text:p text:style-name="P1"><text:s text:c="4"/>int code;</text:p>
      <text:p text:style-name="P1"><text:s text:c="4"/>float side, base, length, breadth, height, area, radius;</text:p>
      <text:p text:style-name="P1"><text:s/></text:p>
      <text:p text:style-name="P1"><text:s text:c="4"/>printf(" 1 -&gt; Circle\n");</text:p>
      <text:p text:style-name="P1"><text:s text:c="4"/>printf(" 2 -&gt; Rectangle\n");</text:p>
      <text:p text:style-name="P1"><text:s text:c="4"/>printf(" 3 -&gt; Triangle\n");</text:p>
      <text:p text:style-name="P1"><text:s text:c="4"/>printf("Enter the Figure code\n");</text:p>
      <text:p text:style-name="P1"><text:s text:c="4"/>scanf("%d", &amp;code);</text:p>
      <text:p text:style-name="P1"><text:s text:c="4"/>switch(code)</text:p>
      <text:p text:style-name="P1"><text:s text:c="4"/>{</text:p>
      <text:p text:style-name="P1"><text:s text:c="4"/>case 1:</text:p>
      <text:p text:style-name="P1"><text:s text:c="8"/>printf("Enter the radius\n");</text:p>
      <text:p text:style-name="P1"><text:s text:c="8"/>scanf("%f", &amp;radius);</text:p>
      <text:p text:style-name="P1"><text:s text:c="8"/>area = 3.142 * radius * radius;</text:p>
      <text:p text:style-name="P1"><text:s text:c="8"/>printf("Area of a circle = %f\n", area);</text:p>
      <text:p text:style-name="P1"><text:s text:c="8"/>break;</text:p>
      <text:p text:style-name="P1"><text:s text:c="4"/>case 2:</text:p>
      <text:p text:style-name="P1"><text:s text:c="8"/>printf("Enter the breadth and length\n");</text:p>
      <text:p text:style-name="P1"><text:s text:c="8"/>scanf("%f %f", &amp;breadth, &amp;length);</text:p>
      <text:p text:style-name="P1"><text:s text:c="8"/>area = breadth * length;</text:p>
      <text:p text:style-name="P1"><text:s text:c="8"/>printf("Area of a Reactangle = %f\n", area);</text:p>
      <text:p text:style-name="P1"><text:s text:c="8"/>break;</text:p>
      <text:p text:style-name="P1"><text:s text:c="4"/>case 3:</text:p>
      <text:p text:style-name="P1"><text:s text:c="8"/>printf("Enter the base and height\n");</text:p>
      <text:p text:style-name="P1"><text:s text:c="8"/>scanf("%f %f", &amp;base, &amp;height);</text:p>
      <text:p text:style-name="P1"><text:s text:c="8"/>area = 0.5 * base * height;</text:p>
      <text:p text:style-name="P1"><text:s text:c="8"/>printf("Area of a Triangle = %f\n", area);</text:p>
      <text:p text:style-name="P1"><text:s text:c="8"/>break;</text:p>
      <text:p text:style-name="P1"><text:s text:c="4"/>default:</text:p>
      <text:p text:style-name="P1"><text:s text:c="8"/>printf("Error in figure code\n");</text:p>
      <text:p text:style-name="P1"><text:s text:c="8"/>break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uestion 2</text:p>
      <text:p text:style-name="P2"/>
      <text:p text:style-name="P3">#include &lt;stdio.h&gt;</text:p>
      <text:p text:style-name="P3"/>
      <text:p text:style-name="P3">int main()</text:p>
      <text:p text:style-name="P3">{</text:p>
      <text:p text:style-name="P3"><text:s text:c="4"/>int i, j, end, isPrime;</text:p>
      <text:p text:style-name="P3"><text:s text:c="4"/>printf("Find prime numbers between 2 to : ");</text:p>
      <text:p text:style-name="P3"><text:s text:c="4"/>scanf("%d", &amp;end);</text:p>
      <text:p text:style-name="P3"/>
      <text:p text:style-name="P3"><text:s text:c="4"/>printf("All prime numbers between 2 to %d are:\n", end);</text:p>
      <text:p text:style-name="P3"/>
      <text:p text:style-name="P3"><text:s text:c="4"/>for(i=2; i&lt;=end; i++)</text:p>
      <text:p text:style-name="P3"><text:s text:c="4"/>{</text:p>
      <text:p text:style-name="P3"><text:s text:c="8"/>isPrime = 1; </text:p>
      <text:p text:style-name="P3"><text:s text:c="8"/>for(j=2; j&lt;=i/2; j++)</text:p>
      <text:p text:style-name="P3"><text:s text:c="8"/>{</text:p>
      <text:p text:style-name="P3"><text:s text:c="12"/>if(i%j==0)</text:p>
      <text:p text:style-name="P3"><text:s text:c="12"/>{</text:p>
      <text:p text:style-name="P3"><text:s text:c="16"/>isPrime = 0;</text:p>
      <text:p text:style-name="P3"><text:s text:c="16"/>break;</text:p>
      <text:p text:style-name="P3"><text:s text:c="12"/>}</text:p>
      <text:p text:style-name="P3"><text:s text:c="8"/>}</text:p>
      <text:p text:style-name="P3"><text:s text:c="8"/>if(isPrime==1)</text:p>
      <text:p text:style-name="P3"><text:s text:c="8"/>{</text:p>
      <text:p text:style-name="P3"><text:s text:c="12"/>printf("%d, ", i);</text:p>
      <text:p text:style-name="P3"><text:s text:c="8"/>}</text:p>
      <text:p text:style-name="P3"><text:s text:c="4"/>}</text:p>
      <text:p text:style-name="P3"/>
      <text:p text:style-name="P3"><text:s text:c="4"/>return 0;</text:p>
      <text:p text:style-name="P3">}</text:p>
      <text:p text:style-name="P3"/>
      <text:p text:style-name="P3"/>
      <text:p text:style-name="P2">Question 3</text:p>
      <text:p text:style-name="P3"/>
      <text:p text:style-name="P3">#include &lt;stdio.h&gt;</text:p>
      <text:p text:style-name="P3"/>
      <text:p text:style-name="P3">int main(){</text:p>
      <text:p text:style-name="P3"><text:tab/>int i, sum = 0;</text:p>
      <text:p text:style-name="P3"/>
      <text:p text:style-name="P3"><text:tab/>for (int i = 0; i &lt;= 20; ++i)<text:tab/>{</text:p>
      <text:p text:style-name="P3"><text:tab/><text:tab/>if (i%2==1)<text:tab/><text:tab/>{</text:p>
      <text:p text:style-name="P3"><text:tab/><text:tab/><text:tab/>continue;</text:p>
      <text:p text:style-name="P3"><text:tab/><text:tab/>}</text:p>
      <text:p text:style-name="P3"><text:tab/><text:tab/>else{</text:p>
      <text:p text:style-name="P3"><text:tab/><text:tab/><text:tab/>sum = sum + i;</text:p>
      <text:p text:style-name="P3"><text:tab/><text:tab/>}</text:p>
      <text:p text:style-name="P3"><text:tab/>}</text:p>
      <text:p text:style-name="P3"><text:tab/>printf("The sum of all even numbers form 0 to 20: %d\n", sum);</text:p>
      <text:p text:style-name="P3"/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21:24:56.418387158</meta:creation-date>
    <meta:generator>LibreOffice/6.0.7.3$Linux_X86_64 LibreOffice_project/00m0$Build-3</meta:generator>
    <dc:date>2020-10-01T22:35:13.689580799</dc:date>
    <meta:editing-duration>PT59M46S</meta:editing-duration>
    <meta:editing-cycles>1</meta:editing-cycles>
    <meta:document-statistic meta:table-count="0" meta:image-count="0" meta:object-count="0" meta:page-count="2" meta:paragraph-count="78" meta:word-count="224" meta:character-count="1628" meta:non-whitespace-character-count="1098"/>
  </office:meta>
</office:document-meta>
</file>